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Container Fundamentals — RHEL View</text:p>
          </draw:text-box>
        </draw:frame>
        <draw:frame draw:style-name="TransBox" svg:width="31.8700cm" svg:height="3.5000cm" svg:x="1.0000cm" svg:y="8.8000cm">
          <draw:text-box>
            <text:p text:style-name="PBody">Containers on RHEL use Podman — an OCI-compatible, daemonless container engine that is the Red Hat default. Unlike Docker, Podman does not require a root daemon. Key concepts</text:p>
          </draw:text-box>
        </draw:frame>
        <draw:frame draw:style-name="TransBox" svg:width="31.8700cm" svg:height="1.0000cm" svg:x="1.0000cm" svg:y="17.8000cm">
          <draw:text-box>
            <text:p text:style-name="PFooter">05-rhca/containers/01-podman-fundamental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Key concepts</text:p>
            <text:p text:style-name="PBullet">▶  Podman vs Docker</text:p>
            <text:p text:style-name="PBullet">▶  Install Podman on RHEL 10</text:p>
            <text:p text:style-name="PBullet">▶  Basic workflow</text:p>
            <text:p text:style-name="PBullet">▶  Image management</text:p>
            <text:p text:style-name="PBullet">▶  Registry configuration</text:p>
            <text:p text:style-name="PBullet">▶  Rootless vs rootfu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Key concepts</text:p>
          </draw:text-box>
        </draw:frame>
        <draw:frame draw:style-name="TransBox" svg:width="31.8700cm" svg:height="13.5500cm" svg:x="1.0000cm" svg:y="4.0000cm">
          <draw:text-box>
            <text:p text:style-name="PBullet">• Term: Meaning</text:p>
            <text:p text:style-name="PBullet">• OCI: Open Container Initiative — standard for images and runtimes</text:p>
            <text:p text:style-name="PBullet">• image: Read-only template for a container (layers of filesystem changes)</text:p>
            <text:p text:style-name="PBullet">• container: Running instance of an image</text:p>
            <text:p text:style-name="PBullet">• registry: Server hosting images (quay.io, registry.access.redhat.com, docker.io)</text:p>
            <text:p text:style-name="PBullet">• tag: Version label for an image (e.g., nginx:latest, nginx:1.25)</text:p>
            <text:p text:style-name="PBullet">• digest: Immutable SHA-256 identifier for an image</text:p>
            <text:p text:style-name="PBullet">• rootless: Container running without root privileges (default on RHEL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odman vs Docker</text:p>
          </draw:text-box>
        </draw:frame>
        <draw:frame draw:style-name="TransBox" svg:width="31.8700cm" svg:height="13.5500cm" svg:x="1.0000cm" svg:y="4.0000cm">
          <draw:text-box>
            <text:p text:style-name="PBullet">• Feature: Podman</text:p>
            <text:p text:style-name="PBullet">• Root daemon required: No</text:p>
            <text:p text:style-name="PBullet">• Rootless containers: Native</text:p>
            <text:p text:style-name="PBullet">• systemd integration: Native (podman generate systemd)</text:p>
            <text:p text:style-name="PBullet">• SELinux integration: Native</text:p>
            <text:p text:style-name="PBullet">• Drop-in replacement: Nearly full CLI compatibility</text:p>
            <text:p text:style-name="PBullet">• RHEL support: Fully support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 Podman on RHEL 10</text:p>
          </draw:text-box>
        </draw:frame>
        <draw:frame draw:style-name="CodeBox" svg:width="31.8700cm" svg:height="13.5500cm" svg:x="1.0000cm" svg:y="4.0000cm">
          <draw:text-box>
            <text:p text:style-name="PCode">sudo dnf install -y podman
podman --vers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sic workflow</text:p>
          </draw:text-box>
        </draw:frame>
        <draw:frame draw:style-name="CodeBox" svg:width="31.8700cm" svg:height="13.5500cm" svg:x="1.0000cm" svg:y="4.0000cm">
          <draw:text-box>
            <text:p text:style-name="PCode"># Search for an image
podman search nginx

# Pull an image
podman pull docker.io/library/nginx:latest

# List local images
podman images

# Run a container
podman run -d --name webtest -p 8080:80 nginx:latest

# List running containers
podman ps
… (1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mage management</text:p>
          </draw:text-box>
        </draw:frame>
        <draw:frame draw:style-name="CodeBox" svg:width="31.8700cm" svg:height="13.5500cm" svg:x="1.0000cm" svg:y="4.0000cm">
          <draw:text-box>
            <text:p text:style-name="PCode"># Pull from Red Hat's registry (preferred on RHEL)
podman pull registry.access.redhat.com/ubi9/ubi

# Inspect image layers and metadata
podman inspect nginx:latest

# Remove an image
podman rmi nginx:latest

# Remove all unused images
podman image prune

# Tag an image
podman tag nginx:latest myregistry.example.com/nginx:1.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gistry configuration</text:p>
          </draw:text-box>
        </draw:frame>
        <draw:frame draw:style-name="TransBox" svg:width="15.7350cm" svg:height="13.5500cm" svg:x="1.0000cm" svg:y="4.0000cm">
          <draw:text-box>
            <text:p text:style-name="PBullet">• RHEL configures trusted registries in /etc/containers/registries.conf:</text:p>
            <text:p text:style-name="PBullet">• You can add unqualified search registries:</text:p>
          </draw:text-box>
        </draw:frame>
        <draw:frame draw:style-name="CodeBox" svg:width="15.7350cm" svg:height="13.5500cm" svg:x="17.1350cm" svg:y="4.0000cm">
          <draw:text-box>
            <text:p text:style-name="PCode">cat /etc/containers/registries.con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gistry configuration (cont.)</text:p>
          </draw:text-box>
        </draw:frame>
        <draw:frame draw:style-name="CodeBox" svg:width="31.8700cm" svg:height="13.5500cm" svg:x="1.0000cm" svg:y="4.0000cm">
          <draw:text-box>
            <text:p text:style-name="PCode"># /etc/containers/registries.conf.d/myregs.conf
[[registry]]
prefix = "myapp"
location = "myregistry.example.com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vs rootful</text:p>
          </draw:text-box>
        </draw:frame>
        <draw:frame draw:style-name="TransBox" svg:width="31.8700cm" svg:height="13.5500cm" svg:x="1.0000cm" svg:y="4.0000cm">
          <draw:text-box>
            <text:p text:style-name="PBullet">• Feature: Rootless</text:p>
            <text:p text:style-name="PBullet">• Runs as: Your UID</text:p>
            <text:p text:style-name="PBullet">• Port binding &lt; 1024: Not allowed</text:p>
            <text:p text:style-name="PBullet">• Host filesystem access: Mapped UIDs</text:p>
            <text:p text:style-name="PBullet">• SELinux considerations: User namespace mapping</text:p>
            <text:p text:style-name="PBullet">• Use rootless by default. Switch to rootful (sudo podman) only when</text:p>
            <text:p text:style-name="PBullet">• specifically required (e.g., port 80 binding, direct device access)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Container Fundamentals — RHEL View</text:p>
          </draw:text-box>
        </draw:frame>
        <draw:frame draw:style-name="TransBox" svg:width="31.8700cm" svg:height="13.5500cm" svg:x="1.0000cm" svg:y="4.0000cm">
          <draw:text-box>
            <text:p text:style-name="PBullet">✓  Key concepts: Term: Meaning</text:p>
            <text:p text:style-name="PBullet">✓  Podman vs Docker: Feature: Podman</text:p>
            <text:p text:style-name="PBullet">✓  Install Podman on RHEL 10</text:p>
            <text:p text:style-name="PBullet">✓  Basic workflow</text:p>
            <text:p text:style-name="PBullet">✓  Image management</text:p>
            <text:p text:style-name="PBullet">✓  Registry configuration: RHEL configures trusted registries in /etc/containers/registries.conf:</text:p>
            <text:p text:style-name="PBullet">✓  Rootless vs rootful: Feature: Rootles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